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11d88" style:text-blinking="false" fo:background-color="transparent" style:font-size-asian="20pt" style:font-name-complex="Arial2" style:font-size-complex="20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11d88" style:text-blinking="false" fo:background-color="transparent" style:font-size-asian="20pt" style:font-name-complex="Arial2" style:font-size-complex="20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149b2" style:text-blinking="false" fo:background-color="transparent" style:font-size-asian="20pt" style:font-name-complex="Arial2" style:font-size-complex="20pt" style:font-style-complex="normal" style:font-weight-complex="normal"/>
    </style:style>
    <style:style style:name="P4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1149b2" officeooo:paragraph-rsid="001149b2" style:text-blinking="false" fo:background-color="transparent" style:font-size-asian="20pt" style:font-name-complex="Arial2" style:font-size-complex="20pt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size="20pt" officeooo:paragraph-rsid="001149b2" style:font-size-asian="20pt" style:font-size-complex="20pt"/>
    </style:style>
    <style:style style:name="P6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4062d" style:text-blinking="false" fo:background-color="transparent" style:font-size-asian="20pt" style:font-name-complex="Arial2" style:font-size-complex="20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1149b2" officeooo:paragraph-rsid="0014062d" style:text-blinking="false" fo:background-color="transparent" style:font-size-asian="20pt" style:font-name-complex="Arial2" style:font-size-complex="20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.0398in" fo:margin-bottom="0.0398in" style:contextual-spacing="false" fo:line-height="200%" fo:text-indent="0in" style:auto-text-indent="false" style:writing-mode="lr-tb"/>
      <style:text-properties fo:font-size="20pt" officeooo:paragraph-rsid="0014062d" style:font-size-asian="20pt" style:font-size-complex="20pt"/>
    </style:style>
    <style:style style:name="T1" style:family="text">
      <style:text-properties officeooo:rsid="000f711b"/>
    </style:style>
    <style:style style:name="T2" style:family="text">
      <style:text-properties officeooo:rsid="00111d88"/>
    </style:style>
    <style:style style:name="T3" style:family="text">
      <style:text-properties fo:font-size="18pt" officeooo:rsid="00111d88" style:font-size-asian="18pt" style:font-size-complex="18pt"/>
    </style:style>
    <style:style style:name="T4" style:family="text">
      <style:text-properties officeooo:rsid="00111e4d"/>
    </style:style>
    <style:style style:name="T5" style:family="text">
      <style:text-properties officeooo:rsid="001149b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officeooo:rsid="001149b2" style:text-blinking="false" fo:background-color="transparent" loext:char-shading-value="0" style:font-name-complex="Arial2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officeooo:rsid="00111d88" style:text-blinking="false" fo:background-color="transparent" loext:char-shading-value="0" style:font-name-complex="Arial2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11d88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149b2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complex="Arial2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officeooo:rsid="00111e4d" style:text-blinking="false" fo:background-color="transparent" loext:char-shading-value="0" style:font-name-complex="Arial2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bookmark text:name="docs-internal-guid-d180e216-7fff-fec0-fee1-d7df9cba43cd"/><text:span text:style-name="T1">১। </text:span><text:span text:style-name="T2">বড় A-Z </text:span><text:span text:style-name="T3">পর্যন্ত লিখ ।</text:span><text:span text:style-name="T4"><text:tab/><text:tab/><text:tab/><text:tab/><text:tab/><text:tab/><text:tab/><text:tab/></text:span><text:span text:style-name="T1">১৫</text:span></text:p>
      <text:p text:style-name="P2"><text:span text:style-name="T1">২। </text:span><text:span text:style-name="T2">ছোট a-m <text:s/></text:span><text:span text:style-name="T3">পর্যন্ত লিখ ।<text:tab/><text:tab/><text:tab/><text:tab/><text:tab/><text:tab/><text:tab/><text:tab/>১</text:span><text:span text:style-name="T4">০</text:span></text:p>
      <text:p text:style-name="P3"><text:span text:style-name="T1">৩।</text:span><text:span text:style-name="T5"> “B-Z”</text:span> <text:span text:style-name="T3">পর্যন্ত </text:span>বাংলা উচ্চারণ লেখ <text:span text:style-name="T1">।<text:tab/><text:tab/><text:tab/><text:tab/><text:tab/>২০<text:tab/><text:tab/></text:span></text:p>
      <text:p text:style-name="P3"><text:span text:style-name="T1">৪। <text:s/></text:span><text:span text:style-name="T5">Vowel “a” এর </text:span><text:span text:style-name="T3"><text:s/></text:span><text:span text:style-name="T5">বাংলা উচ্চারণ গুলো লেখ ।<text:tab/><text:tab/><text:tab/>১০</text:span></text:p>
      <text:p text:style-name="P3"><text:span text:style-name="T1">৫। </text:span><text:span text:style-name="T5">Vowel কয়টি ও কি কি লেখ ।<text:tab/><text:tab/><text:tab/><text:tab/><text:tab/><text:tab/>১</text:span><text:span text:style-name="T4">০</text:span></text:p>
      <text:p text:style-name="P4">৬। নিচের শব্দগুলোর বাংলা লেখ ।<text:tab/><text:tab/><text:tab/><text:tab/><text:tab/>১৫</text:p>
      <text:p text:style-name="P2"><text:span text:style-name="T1"><text:s text:c="2"/>(i)</text:span><text:span text:style-name="T5">I<text:tab/></text:span><text:span text:style-name="T1">(ii)My <text:tab/>(iii)</text:span><text:span text:style-name="T5">Book <text:tab/></text:span><text:span text:style-name="T1">(iv)<text:tab/></text:span><text:span text:style-name="T5">Pen <text:tab/><text:tab/></text:span><text:span text:style-name="T1">(v)</text:span><text:span text:style-name="T5">Teacher</text:span></text:p>
      <text:p text:style-name="P5"><text:span text:style-name="T6">৭। নিচের বাংলাগুলোর </text:span><text:span text:style-name="T7">ইংরেজি</text:span><text:span text:style-name="T8"> </text:span><text:span text:style-name="T6">কর</text:span><text:span text:style-name="T9"> </text:span><text:span text:style-name="T6"><text:s/>।<text:tab/><text:tab/><text:tab/><text:tab/><text:tab/>১৫</text:span></text:p>
      <text:p text:style-name="P3"><text:span text:style-name="T1">(i)</text:span><text:span text:style-name="T5">তুমি</text:span><text:tab/><text:span text:style-name="T1">(ii)</text:span><text:span text:style-name="T5">হুজুর</text:span><text:span text:style-name="T1"> <text:tab/>(iii)</text:span><text:span text:style-name="T5">যাওয়া </text:span><text:s/><text:tab/><text:span text:style-name="T1">(iv)<text:tab/></text:span><text:span text:style-name="T5">টুপি <text:tab/></text:span><text:span text:style-name="T1">(v)</text:span><text:span text:style-name="T5">নামাজ </text:span></text:p>
      <text:p text:style-name="P5"><text:span text:style-name="T6">৮।</text:span><text:span text:style-name="T10">সুন্দর হাতের লেখা </text:span><text:span text:style-name="T6">এবং বৈশিষ্ট্যের </text:span><text:span text:style-name="T10"><text:s/>জন্য <text:tab/> <text:s text:c="5"/><text:tab/><text:tab/> </text:span><text:span text:style-name="T11">০৫</text:span></text:p>
      <text:p text:style-name="P6"><text:bookmark text:name="docs-internal-guid-d180e216-7fff-fec0-fee1-d7df9cba43cd Copy 1"/><text:soft-page-break/><text:span text:style-name="T1">১। </text:span><text:span text:style-name="T2">বড় A-Z </text:span><text:span text:style-name="T3">পর্যন্ত লিখ ।</text:span><text:span text:style-name="T4"><text:tab/><text:tab/><text:tab/><text:tab/><text:tab/><text:tab/><text:tab/><text:tab/></text:span><text:span text:style-name="T1">১৫</text:span></text:p>
      <text:p text:style-name="P6"><text:span text:style-name="T1">২। </text:span><text:span text:style-name="T2">ছোট a-m <text:s/></text:span><text:span text:style-name="T3">পর্যন্ত লিখ ।<text:tab/><text:tab/><text:tab/><text:tab/><text:tab/><text:tab/><text:tab/><text:tab/>১</text:span><text:span text:style-name="T4">০</text:span></text:p>
      <text:p text:style-name="P6"><text:span text:style-name="T1">৩।</text:span><text:span text:style-name="T5"> “B-Z”</text:span> <text:span text:style-name="T3">পর্যন্ত </text:span>বাংলা উচ্চারণ লেখ <text:span text:style-name="T1">।<text:tab/><text:tab/><text:tab/><text:tab/><text:tab/>২০<text:tab/><text:tab/></text:span></text:p>
      <text:p text:style-name="P6"><text:span text:style-name="T1">৪। <text:s/></text:span><text:span text:style-name="T5">Vowel “a” এর </text:span><text:span text:style-name="T3"><text:s/></text:span><text:span text:style-name="T5">বাংলা উচ্চারণ গুলো লেখ ।<text:tab/><text:tab/><text:tab/>১০</text:span></text:p>
      <text:p text:style-name="P6"><text:span text:style-name="T1">৫। </text:span><text:span text:style-name="T5">Vowel কয়টি ও কি কি লেখ ।<text:tab/><text:tab/><text:tab/><text:tab/><text:tab/><text:tab/>১</text:span><text:span text:style-name="T4">০</text:span></text:p>
      <text:p text:style-name="P7">৬। নিচের শব্দগুলোর বাংলা লেখ ।<text:tab/><text:tab/><text:tab/><text:tab/><text:tab/>১৫</text:p>
      <text:p text:style-name="P6"><text:span text:style-name="T1"><text:s text:c="2"/>(i)</text:span><text:span text:style-name="T5">I<text:tab/></text:span><text:span text:style-name="T1">(ii)My <text:tab/>(iii)</text:span><text:span text:style-name="T5">Book <text:tab/></text:span><text:span text:style-name="T1">(iv)<text:tab/></text:span><text:span text:style-name="T5">Pen <text:tab/><text:tab/></text:span><text:span text:style-name="T1">(v)</text:span><text:span text:style-name="T5">Teacher</text:span></text:p>
      <text:p text:style-name="P8"><text:span text:style-name="T6">৭। নিচের বাংলাগুলোর </text:span><text:span text:style-name="T7">ইংরেজি</text:span><text:span text:style-name="T8"> </text:span><text:span text:style-name="T6">কর</text:span><text:span text:style-name="T9"> </text:span><text:span text:style-name="T6"><text:s/>।<text:tab/><text:tab/><text:tab/><text:tab/><text:tab/>১৫</text:span></text:p>
      <text:p text:style-name="P6"><text:span text:style-name="T1">(i)</text:span><text:span text:style-name="T5">তুমি</text:span><text:tab/><text:span text:style-name="T1">(ii)</text:span><text:span text:style-name="T5">হুজুর</text:span><text:span text:style-name="T1"> <text:tab/>(iii)</text:span><text:span text:style-name="T5">যাওয়া </text:span><text:s/><text:tab/><text:span text:style-name="T1">(iv)<text:tab/></text:span><text:span text:style-name="T5">টুপি <text:tab/></text:span><text:span text:style-name="T1">(v)</text:span><text:span text:style-name="T5">নামাজ </text:span></text:p>
      <text:p text:style-name="P8"><text:span text:style-name="T5">৮।</text:span>সুন্দর হাতের লেখা <text:span text:style-name="T5">এবং বৈশিষ্ট্যের </text:span><text:s/>জন্য <text:tab/> <text:s text:c="5"/><text:tab/><text:tab/> ০৫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4062d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14062d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4062d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93d26" officeooo:paragraph-rsid="0014062d" style:text-blinking="false" fo:background-color="transparent" style:font-size-asian="18pt" style:font-name-complex="Arial2" style:font-size-complex="18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111d88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0f711b"/>
    </style:style>
    <style:style style:name="MT6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প্রথম</text:span><text:span text:style-name="MT3"> </text:span><text:span text:style-name="MT4"><text:s/></text:span><text:span text:style-name="MT1"><text:s/></text:span><text:tab/><text:tab/>বিষয়<text:span text:style-name="MT1">ঃ </text:span><text:span text:style-name="MT2">ইংরেজি </text:span><text:span text:style-name="MT4"><text:s/></text:span><text:span text:style-name="MT5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6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8:16:27.645609700</meta:creation-date>
    <dc:date>2025-05-26T19:01:04.572442800</dc:date>
    <meta:editing-duration>PT6M15S</meta:editing-duration>
    <meta:editing-cycles>2</meta:editing-cycles>
    <meta:generator>LibreOffice/25.2.2.2$Windows_X86_64 LibreOffice_project/7370d4be9e3cf6031a51beef54ff3bda878e3fac</meta:generator>
    <meta:print-date>2025-05-26T18:52:45.098237400</meta:print-date>
    <meta:document-statistic meta:table-count="0" meta:image-count="0" meta:object-count="0" meta:page-count="2" meta:paragraph-count="24" meta:word-count="171" meta:character-count="788" meta:non-whitespace-character-count="502"/>
  </office:meta>
</office:document-meta>
</file>